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25cm"/>
    </style:style>
    <style:style style:name="co4" style:family="table-column">
      <style:table-column-properties fo:break-before="auto" style:column-width="3.944cm"/>
    </style:style>
    <style:style style:name="ro1" style:family="table-row">
      <style:table-row-properties style:row-height="7.452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Note" table:style-name="ta1">
        <table:table-column table:style-name="co1" table:default-cell-style-name="ce1"/>
        <table:table-row table:style-name="ro1">
          <table:table-cell office:value-type="string">
            <text:p><text:span text:style-name="T1">NOTE:</text:span></text:p>
            <text:p/>
            <text:p>Use this spreadsheet, workbook “k-factors”, <text:s/>to calculate k-factor, if you have problem with typing directly into the script. Total calculated “K”, cell “F24” input into main script as user defined k (“User”). Other fitting quantities initiate as “zero” (0). </text:p>
            <text:p/>
            <text:p>Column “Sym” in workbook “k-factors” (Column “B”) refer to variable name in script file “dwheadloss.m”.</text:p>
            <text:p/>
            <text:p>Column “User's k”, column “E” is here to help user to input his own k-factors for each fitting, if predefined does not fit needs. Total k-factor for a fitting is calculated as ratio between predefined and user's k-factors (k-predefined/user's-K). Or, one can choose to change formula in column “F” (Total K) <text:s/>or add more fittings.</text:p>
            <text:p/>
            <text:p>Beware that above manipulation doesn't work with Contraction/Enlargements as k-factor for those are calculated inside script. “numContraction” and “numEnlarg” <text:span text:style-name="T2">must be entered inside main script</text:span> “dwheadloss.m”! “k-factors” for those are not used to calculate “K-factor” - cell “F24”.</text:p>
          </table:table-cell>
        </table:table-row>
        <table:table-row table:style-name="ro2" table:number-rows-repeated="1048574">
          <table:table-cell/>
        </table:table-row>
        <table:table-row table:style-name="ro2">
          <table:table-cell/>
        </table:table-row>
      </table:table>
      <table:table table:name="k-factors" table:style-name="ta1">
        <table:table-column table:style-name="co3" table:default-cell-style-name="Default"/>
        <table:table-column table:style-name="co4" table:default-cell-style-name="ce6"/>
        <table:table-column table:style-name="co2" table:number-columns-repeated="4" table:default-cell-style-name="Default"/>
        <table:table-row table:style-name="ro3">
          <table:table-cell table:style-name="ce2"/>
          <table:table-cell table:style-name="ce2" office:value-type="string">
            <text:p>Sym</text:p>
          </table:table-cell>
          <table:table-cell table:style-name="ce7" office:value-type="string">
            <text:p>k factor</text:p>
          </table:table-cell>
          <table:table-cell table:style-name="ce7" office:value-type="string">
            <text:p>Quantity</text:p>
          </table:table-cell>
          <table:table-cell table:style-name="ce7" office:value-type="string">
            <text:p>User's “k”</text:p>
          </table:table-cell>
          <table:table-cell table:style-name="ce7" office:value-type="string">
            <text:p>Total K </text:p>
          </table:table-cell>
        </table:table-row>
        <table:table-row table:style-name="ro3">
          <table:table-cell table:style-name="ce3" office:value-type="string">
            <text:p>Standard 90 deg Elbow</text:p>
          </table:table-cell>
          <table:table-cell table:style-name="ce5" office:value-type="string">
            <text:p>num_90deg_el</text:p>
          </table:table-cell>
          <table:table-cell table:style-name="ce8" office:value-type="float" office:value="0.54">
            <text:p>0.5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2]*[.C2]/[.E2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LR Elbow</text:p>
          </table:table-cell>
          <table:table-cell table:style-name="ce5" office:value-type="string">
            <text:p>numLR_el</text:p>
          </table:table-cell>
          <table:table-cell table:style-name="ce8" office:value-type="float" office:value="0.6">
            <text:p>0.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3]*[.C3]/[.E3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SR Elbow</text:p>
          </table:table-cell>
          <table:table-cell table:style-name="ce5" office:value-type="string">
            <text:p>num_SR_el</text:p>
          </table:table-cell>
          <table:table-cell table:style-name="ce8" office:value-type="float" office:value="0.9">
            <text:p>0.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4]*[.C4]/[.E4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Return bend</text:p>
          </table:table-cell>
          <table:table-cell table:style-name="ce5" office:value-type="string">
            <text:p>numRet_Bnd</text:p>
          </table:table-cell>
          <table:table-cell table:style-name="ce8" office:value-type="float" office:value="2.2">
            <text:p>2.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5]*[.C5]/[.E5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Standard 45 deg Elbow</text:p>
          </table:table-cell>
          <table:table-cell table:style-name="ce5" office:value-type="string">
            <text:p>num_45deg_el</text:p>
          </table:table-cell>
          <table:table-cell table:style-name="ce8" office:value-type="float" office:value="0.29">
            <text:p>0.2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6]*[.C6]/[.E6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Butterfly Valve</text:p>
          </table:table-cell>
          <table:table-cell table:style-name="ce5" office:value-type="string">
            <text:p>numButfVlv</text:p>
          </table:table-cell>
          <table:table-cell table:style-name="ce8" office:value-type="float" office:value="0.8">
            <text:p>0.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7]*[.C7]/[.E7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Gate Valve</text:p>
          </table:table-cell>
          <table:table-cell table:style-name="ce5" office:value-type="string">
            <text:p>numGtVlv</text:p>
          </table:table-cell>
          <table:table-cell table:style-name="ce8" office:value-type="float" office:value="0.15">
            <text:p>0.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8]*[.C8]/[.E8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Angle Valve</text:p>
          </table:table-cell>
          <table:table-cell table:style-name="ce5" office:value-type="string">
            <text:p>numAngVlv</text:p>
          </table:table-cell>
          <table:table-cell table:style-name="ce8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9]*[.C9]/[.E9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Globe Valve</text:p>
          </table:table-cell>
          <table:table-cell table:style-name="ce5" office:value-type="string">
            <text:p>numGlVlv</text:p>
          </table:table-cell>
          <table:table-cell table:style-name="ce8" office:value-type="float" office:value="6.5">
            <text:p>6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10]*[.C10]/[.E10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Duo Check Valve</text:p>
          </table:table-cell>
          <table:table-cell table:style-name="ce5" office:value-type="string">
            <text:p>numDuoChkVlv</text:p>
          </table:table-cell>
          <table:table-cell table:style-name="ce8" office:value-type="float" office:value="0.8">
            <text:p>0.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11]*[.C11]/[.E11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Swing Check</text:p>
          </table:table-cell>
          <table:table-cell table:style-name="ce5" office:value-type="string">
            <text:p>numSwgChlVlv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12]*[.C12]/[.E12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Footvalve Standard</text:p>
          </table:table-cell>
          <table:table-cell table:style-name="ce5" office:value-type="string">
            <text:p>numFootStdVlv</text:p>
          </table:table-cell>
          <table:table-cell table:style-name="ce8" office:value-type="float" office:value="1.4">
            <text:p>1.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13]*[.C13]/[.E13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Footvalve Poppet Type</text:p>
          </table:table-cell>
          <table:table-cell table:style-name="ce5" office:value-type="string">
            <text:p>numFootPopVlv</text:p>
          </table:table-cell>
          <table:table-cell table:style-name="ce8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14]*[.C14]/[.E14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Tee Flow through</text:p>
          </table:table-cell>
          <table:table-cell table:style-name="ce5" office:value-type="string">
            <text:p>numTFlowHead</text:p>
          </table:table-cell>
          <table:table-cell table:style-name="ce8" office:value-type="float" office:value="0.4">
            <text:p>0.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15]*[.C15]/[.E15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Tee Flow branch</text:p>
          </table:table-cell>
          <table:table-cell table:style-name="ce5" office:value-type="string">
            <text:p>numTFlowBran</text:p>
          </table:table-cell>
          <table:table-cell table:style-name="ce8" office:value-type="float" office:value="1.1">
            <text:p>1.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16]*[.C16]/[.E16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Pipe exit</text:p>
          </table:table-cell>
          <table:table-cell table:style-name="ce5" office:value-type="string">
            <text:p>numPipExit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17]*[.C17]/[.E17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Pipe entrance</text:p>
          </table:table-cell>
          <table:table-cell table:style-name="ce5" office:value-type="string">
            <text:p>numPipEntr</text:p>
          </table:table-cell>
          <table:table-cell table:style-name="ce8" office:value-type="float" office:value="0.8">
            <text:p>0.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18]*[.C18]/[.E18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Sudden contraction</text:p>
          </table:table-cell>
          <table:table-cell table:style-name="ce5" office:value-type="string">
            <text:p>numContraction</text:p>
          </table:table-cell>
          <table:table-cell table:style-name="ce8" table:formula="of:=[.J19]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19]*[.C19]/[.E19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Sudden enlargement</text:p>
          </table:table-cell>
          <table:table-cell table:style-name="ce5" office:value-type="string">
            <text:p>numEnlarg</text:p>
          </table:table-cell>
          <table:table-cell table:style-name="ce8" table:formula="of:=[.J20]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20]*[.C20]/[.E20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Strainer</text:p>
          </table:table-cell>
          <table:table-cell table:style-name="ce5" office:value-type="string">
            <text:p>numStrainer</text:p>
          </table:table-cell>
          <table:table-cell table:style-name="ce8" office:value-type="float" office:value="8.43">
            <text:p>8.4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table:formula="of:=[.D21]*[.C21]/[.E21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User</text:p>
          </table:table-cell>
          <table:table-cell table:style-name="ce5" office:value-type="string">
            <text:p>User</text:p>
          </table:table-cell>
          <table:table-cell table:number-columns-repeated="2" table:style-name="ce9"/>
          <table:table-cell table:style-name="ce9"/>
          <table:table-cell table:style-name="ce8" table:formula="of:=[.D22]*[.C22]" office:value-type="float" office:value="0">
            <text:p>0</text:p>
          </table:table-cell>
        </table:table-row>
        <table:table-row table:style-name="ro3">
          <table:table-cell table:style-name="ce4" table:number-columns-repeated="6"/>
        </table:table-row>
        <table:table-row table:style-name="ro3">
          <table:table-cell table:style-name="ce4" table:number-columns-repeated="2"/>
          <table:table-cell table:style-name="ce10"/>
          <table:table-cell/>
          <table:table-cell table:style-name="ce11" office:value-type="string">
            <text:p>"K"Factor</text:p>
          </table:table-cell>
          <table:table-cell table:style-name="ce12" table:formula="of:=SUM([.F2:.F18];[.F21:.F22])" office:value-type="float" office:value="0">
            <text:p>0</text:p>
          </table:table-cell>
        </table:table-row>
        <table:table-row table:style-name="ro2" table:number-rows-repeated="104855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S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5" number:min-integer-digits="1"/>
    </number:number-style>
    <number:number-style style:name="N127">
      <number:number number:decimal-places="6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ki Djokic</meta:initial-creator>
    <meta:creation-date>2013-02-24T15:16:18</meta:creation-date>
    <dc:date>2013-02-24T16:21:37</dc:date>
    <dc:creator>Deki Djokic</dc:creator>
    <meta:editing-duration>PT14M42S</meta:editing-duration>
    <meta:editing-cycles>1</meta:editing-cycles>
    <meta:generator>LibreOffice/4.0.0.3$MacOSX_x86 LibreOffice_project/53fd80e80f44edd735c18dbc5b6cde811e0a15c</meta:generator>
    <meta:document-statistic meta:table-count="2" meta:cell-count="135" meta:object-count="0"/>
  </office:meta>
</office:document-meta>
</file>